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1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31cm" svg:x="0cm" svg:y="0.626cm" presentation:class="title">
          <draw:text-box>
            <text:p><text:span text:style-name="T1">Take my life</text:span></text:p>
          </draw:text-box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Take my life, O Lord and ever let it stay</text:span></text:p>
              </text:list-item>
              <text:list-item>
                <text:p><text:span text:style-name="T2">Consecrated to your care</text:span></text:p>
              </text:list-item>
              <text:list-item>
                <text:p><text:span text:style-name="T2">Take my life and give me your life abundantly</text:span></text:p>
              </text:list-item>
              <text:list-item>
                <text:p><text:span text:style-name="T2">Make it beautiful in service</text:span></text:p>
              </text:list-item>
              <text:list-item>
                <text:p><text:span text:style-name="T2">Beautiful and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layer="layout" svg:width="28cm" svg:height="11.7cm" svg:x="0cm" svg:y="3.899cm" presentation:class="outline">
          <draw:text-box>
            <text:list text:style-name="L2">
              <text:list-item>
                <text:p><text:span text:style-name="T2">Lord make my hands the channels of your love</text:span></text:p>
              </text:list-item>
              <text:list-item>
                <text:p><text:span text:style-name="T2">And may my feet walk in your way</text:span></text:p>
              </text:list-item>
              <text:list-item>
                <text:p><text:span text:style-name="T2">Take my voice and let it sing a song of praise</text:span></text:p>
              </text:list-item>
              <text:list-item>
                <text:p><text:span text:style-name="T2">From my lips may your word overflow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Take my life, O Lord and ever let it stay</text:span></text:p>
              </text:list-item>
              <text:list-item>
                <text:p><text:span text:style-name="T2">Consecrated to your care</text:span></text:p>
              </text:list-item>
              <text:list-item>
                <text:p><text:span text:style-name="T2">Take my life and give me your life abundantly</text:span></text:p>
              </text:list-item>
              <text:list-item>
                <text:p><text:span text:style-name="T2">Make it beautiful in service</text:span></text:p>
              </text:list-item>
              <text:list-item>
                <text:p><text:span text:style-name="T2">Beautiful and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Lord make my body a living sacrifice</text:span></text:p>
              </text:list-item>
              <text:list-item>
                <text:p><text:span text:style-name="T2">Take and anoint it with your love</text:span></text:p>
              </text:list-item>
              <text:list-item>
                <text:p><text:span text:style-name="T2">Let me worship you in spirit and in truth</text:span></text:p>
              </text:list-item>
              <text:list-item>
                <text:p><text:span text:style-name="T2">By your touch may my life be renew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Take my life, O Lord and ever let it stay</text:span></text:p>
              </text:list-item>
              <text:list-item>
                <text:p><text:span text:style-name="T2">Consecrated to your care</text:span></text:p>
              </text:list-item>
              <text:list-item>
                <text:p><text:span text:style-name="T2">Take my life and give me your life abundantly</text:span></text:p>
              </text:list-item>
              <text:list-item>
                <text:p><text:span text:style-name="T2">Make it beautiful in service</text:span></text:p>
              </text:list-item>
              <text:list-item>
                <text:p><text:span text:style-name="T2">Beautiful and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2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5cm" fo:margin-right="0cm" fo:margin-top="0cm" fo:margin-bottom="0.374cm" fo:line-height="94%" fo:text-align="center" fo:text-indent="-0.785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cm" fo:margin-right="0cm" fo:margin-top="0cm" fo:margin-bottom="0.296cm" fo:line-height="94%" fo:text-align="center" fo:text-indent="-0.652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3cm" fo:line-height="94%" fo:text-align="center" fo:text-indent="-0.523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1cm" svg:x="0cm" svg:y="0.626cm" presentation:class="title" presentation:placeholder="true">
        <draw:text-box/>
      </draw:frame>
      <draw:frame presentation:style-name="Mpr1" draw:layer="backgroundobjects" svg:width="28cm" svg:height="11.7cm" svg:x="0cm" svg:y="3.89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89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899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085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6-05T09:50:57.890587342</dc:date>
    <dc:creator>irvy </dc:creator>
    <meta:editing-duration>PT11H44M23S</meta:editing-duration>
    <meta:editing-cycles>31</meta:editing-cycles>
    <meta:generator>LibreOffice/5.0.3.2$Linux_X86_64 LibreOffice_project/00m0$Build-2</meta:generator>
    <meta:document-statistic meta:object-count="59"/>
  </office:meta>
</office:document-meta>
</file>